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636a4"/>
    </style:style>
    <style:style style:name="P2" style:family="paragraph" style:parent-style-name="Standard">
      <style:text-properties officeooo:rsid="001636a4" officeooo:paragraph-rsid="001636a4"/>
    </style:style>
    <style:style style:name="P3" style:family="paragraph" style:parent-style-name="Standard">
      <style:text-properties officeooo:rsid="00172a34" officeooo:paragraph-rsid="00172a34"/>
    </style:style>
    <style:style style:name="P4" style:family="paragraph" style:parent-style-name="Standard">
      <style:text-properties officeooo:paragraph-rsid="0020d072"/>
    </style:style>
    <style:style style:name="P5" style:family="paragraph" style:parent-style-name="Subtitle">
      <style:text-properties officeooo:rsid="001636a4" officeooo:paragraph-rsid="001636a4"/>
    </style:style>
    <style:style style:name="P6" style:family="paragraph" style:parent-style-name="Standard">
      <style:text-properties officeooo:rsid="0020d072" officeooo:paragraph-rsid="001636a4"/>
    </style:style>
    <style:style style:name="P7" style:family="paragraph" style:parent-style-name="Standard" style:list-style-name="L2">
      <style:text-properties officeooo:rsid="00172a34" officeooo:paragraph-rsid="00172a34"/>
    </style:style>
    <style:style style:name="P8" style:family="paragraph" style:parent-style-name="Standard" style:list-style-name="L3">
      <style:text-properties officeooo:rsid="00172a34" officeooo:paragraph-rsid="00172a34"/>
    </style:style>
    <style:style style:name="P9" style:family="paragraph" style:parent-style-name="Standard" style:list-style-name="L3">
      <style:text-properties fo:font-style="normal" officeooo:rsid="0022f136" officeooo:paragraph-rsid="0022f136" style:font-style-asian="normal" style:font-style-complex="normal"/>
    </style:style>
    <style:style style:name="P10" style:family="paragraph" style:parent-style-name="Standard" style:list-style-name="L3">
      <style:text-properties fo:font-style="normal" officeooo:rsid="00232d1b" officeooo:paragraph-rsid="00232d1b" style:font-style-asian="normal" style:font-style-complex="normal"/>
    </style:style>
    <style:style style:name="P11" style:family="paragraph" style:parent-style-name="Standard">
      <style:text-properties fo:font-style="normal" officeooo:rsid="00232d1b" officeooo:paragraph-rsid="00232d1b" style:font-style-asian="normal" style:font-style-complex="normal"/>
    </style:style>
    <style:style style:name="P12" style:family="paragraph" style:parent-style-name="Standard" style:list-style-name="L5">
      <style:text-properties fo:font-style="normal" officeooo:rsid="00232d1b" officeooo:paragraph-rsid="00232d1b" style:font-style-asian="normal" style:font-style-complex="normal"/>
    </style:style>
    <style:style style:name="P13" style:family="paragraph" style:parent-style-name="Text_20_body" style:list-style-name="L1">
      <style:text-properties officeooo:paragraph-rsid="0022cb8d"/>
    </style:style>
    <style:style style:name="T1" style:family="text">
      <style:text-properties officeooo:rsid="001636a4"/>
    </style:style>
    <style:style style:name="T2" style:family="text">
      <style:text-properties officeooo:rsid="0018bb2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8bb22" style:font-style-asian="italic" style:font-style-complex="italic"/>
    </style:style>
    <style:style style:name="T5" style:family="text">
      <style:text-properties fo:font-style="italic" officeooo:rsid="00232d1b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officeooo:rsid="001c19bc"/>
    </style:style>
    <style:style style:name="T9" style:family="text">
      <style:text-properties officeooo:rsid="0022cb8d"/>
    </style:style>
    <style:style style:name="T10" style:family="text">
      <style:text-properties officeooo:rsid="0022f136"/>
    </style:style>
    <style:style style:name="T11" style:family="text">
      <style:text-properties officeooo:rsid="00232d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itle">Konspekt lekcji informatyki</text:p>
      <text:p text:style-name="P5">opracował: Szymon Sobiepanek</text:p>
      <text:p text:style-name="P4"><text:span text:style-name="T1">T</text:span>EMAT: <text:s/>Strona w dobrym stylu</text:p>
      <text:p text:style-name="P1">KLASA: V<text:span text:style-name="T1">III</text:span> </text:p>
      <text:p text:style-name="P1">CZAS: <text:span text:style-name="T9">2 x </text:span>45 <text:span text:style-name="T1">minut</text:span> </text:p>
      <text:p text:style-name="P1">TREŚCI PROGRAMOWE: </text:p>
      <text:list xml:id="list1955152982" text:style-name="L1">
        <text:list-item>
          <text:p text:style-name="P13">tworzenia prostej strony internetowej zawierającej; tekst, grafikę, hiperłącza, stosuje przy tym podstawowe polecenia języka HTML;</text:p>
        </text:list-item>
      </text:list>
      <text:p text:style-name="P6">CEL: <text:span text:style-name="T9">Stworzenie prostej storny html zawierającej obrazek, </text:span></text:p>
      <text:p text:style-name="P1">CELE OPERACYJNE LEKCJI:</text:p>
      <text:p text:style-name="P2">Uczeń</text:p>
      <text:list xml:id="list2035030338" text:style-name="L2">
        <text:list-item>
          <text:p text:style-name="P7"><text:span text:style-name="T10">w</text:span>ie w jaki sposób mogę osadzać style css.</text:p>
        </text:list-item>
        <text:list-item>
          <text:p text:style-name="P7"><text:span text:style-name="T10">w</text:span>ie jak osadzać obrazky na strone html.</text:p>
        </text:list-item>
        <text:list-item>
          <text:p text:style-name="P7"><text:span text:style-name="T10">u</text:span>mie formatować tekst w dokumencie html.</text:p>
        </text:list-item>
        <text:list-item>
          <text:p text:style-name="P7"><text:span text:style-name="T10">u</text:span>mie stworzyć prostą stronę o moim hobby</text:p>
        </text:list-item>
      </text:list>
      <text:p text:style-name="P1">METODY PRACY: wykład połączony z pokazem, <text:span text:style-name="T1">indywidualna, </text:span>praca z komputerem. </text:p>
      <text:p text:style-name="P1"><text:span text:style-name="T1">POMOCE DYDAKTYCZNE:</text:span> <text:s/>komputer<text:span text:style-name="T1">y,</text:span> <text:span text:style-name="T1">strona internetowa z zadaniami i przykładami, rzutnik multimedialny do przeprowadzenia pokazu</text:span></text:p>
      <text:p text:style-name="P1">PLAN <text:span text:style-name="T10">PIERWSZEJ </text:span>LEKCJI:</text:p>
      <text:list xml:id="list1656567097" text:style-name="L3">
        <text:list-item>
          <text:p text:style-name="P8">Przedstawienie cel<text:span text:style-name="T8">i (NaCoBeZu)</text:span> lekcji, <text:span text:style-name="T2">czynności organizacyjne </text:span><text:span text:style-name="T4">(5 minut)</text:span></text:p>
        </text:list-item>
        <text:list-item>
          <text:p text:style-name="P9">Przypominienie terminologi i metod z poprzedniej lekcji</text:p>
          <text:p text:style-name="P9">Nauczyciel prezentuję zapisuje na tablicy przykład znacznika html h1 wraz z atrybutem style. Prosi jednego z uczniów i następnie wspólnie z nim omawiają pojęcia: <text:span text:style-name="T3">znacznik otwierający, znacznik zamykający, zawartośc znacznika, atrybut </text:span>oraz znaczenia atrybutu h1 oraz atrybutu style. Następnie przypomina kolejne znaczniki <text:span text:style-name="T3">i,b,p,h2...h6.</text:span><text:span text:style-name="T6"> </text:span><text:span text:style-name="T7">(10 minut)</text:span><text:span text:style-name="T3"> </text:span></text:p>
        </text:list-item>
        <text:list-item>
          <text:p text:style-name="P10">Wpowadzenie osadzonego css</text:p>
          <text:p text:style-name="P10">Na przykładzie strony o frisbee nuaczyciel prezentuję jak modyfikować wszystkie znaczniki danego typu za pomocą kodu css osadzonego. Zadaniem dla uczniów jest modyfikacja poprzedni wykonanej strony, tak by wykorzysać osadzony css <text:span text:style-name="T3">(10 minut)</text:span></text:p>
        </text:list-item>
        <text:list-item>
          <text:p text:style-name="P9">Praktyczny pokaz z modyfikacją przykładu – strony o frisbee</text:p>
          <text:p text:style-name="P9">Korzystajac z dostępnej również dla uczniów strony internetowej nauczyciel prezentuję kolejne znaczniki <text:span text:style-name="T3">span,div, img, a, iframe</text:span>. Wprowadza również odpowiednie atrybuty. Następnie wspólnie z uczniami modyfikuję przykłądową stronę o hobby, pokazując zastosowanie nowo poznanych znaczników i skupiając się również na nowych <text:span text:style-name="T11">elementach języka css zawartych w osadzonym kodzie css. </text:span><text:span text:style-name="T5">(10 minut)</text:span></text:p>
        </text:list-item>
        <text:list-item>
          <text:p text:style-name="P10">Przedstawienie zadania i rozpoczęcie pracy</text:p>
          <text:p text:style-name="P10">Nauczyciel przedstawia wymagania odnośnie zadania oraz prezentuje 3 możliwe do niego podejści: stworzenie stronny od nowa, modyfikacja zrobionej dotychczas strony lub modyfikacja przykładu stronny zaprezenowanej przez nauczyciela. Uczniowie rozpoczynają pracę. <text:span text:style-name="T3">(10 minut)</text:span></text:p>
        </text:list-item>
      </text:list>
      <text:p text:style-name="P11">PLAN DRUGIEJ LEKCJI</text:p>
      <text:list xml:id="list2657173218" text:style-name="L5">
        <text:list-item>
          <text:p text:style-name="P12">Czynności organizacyjne. <text:span text:style-name="T3">(5 minut)</text:span></text:p>
        </text:list-item>
        <text:list-item>
          <text:p text:style-name="P12">Nauczyciel przypomina poznane dotychczas znaczniki, atrybuty oraz metody. <text:span text:style-name="T3">(10 minut)</text:span></text:p>
        </text:list-item>
        <text:list-item>
          <text:p text:style-name="P12">Uczniowie kończą rozpoczętą wcześniej pracę, z pomocą nauczyciela <text:span text:style-name="T3">(25 minut)</text:span></text:p>
        </text:list-item>
        <text:list-item>
          <text:p text:style-name="P12">Ocena <text:s/>pracy <text:span text:style-name="T3">(5 minut)</text:span></text:p>
        </text:list-item>
      </text:list>
      <text:p text:style-name="P1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1:24:08.277346455</meta:creation-date>
    <meta:editing-duration>PT28M54S</meta:editing-duration>
    <meta:editing-cycles>5</meta:editing-cycles>
    <meta:generator>LibreOffice/6.0.7.3$Linux_X86_64 LibreOffice_project/00m0$Build-3</meta:generator>
    <dc:date>2019-10-20T23:16:09.522356843</dc:date>
    <meta:document-statistic meta:table-count="0" meta:image-count="0" meta:object-count="0" meta:page-count="1" meta:paragraph-count="31" meta:word-count="337" meta:character-count="2491" meta:non-whitespace-character-count="2189"/>
  </office:meta>
</office:document-meta>
</file>